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goalTime</text:p>
          </table:table-cell>
          <table:table-cell table:style-name="ce1" office:value-type="string">
            <text:p>Chelsea</text:p>
          </table:table-cell>
          <table:table-cell table:style-name="ce1" office:value-type="string">
            <text:p>ManCity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ManUtd</text:p>
          </table:table-cell>
          <table:table-cell table:style-name="ce1" office:value-type="string">
            <text:p>Spurs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Southampton</text:p>
          </table:table-cell>
          <table:table-cell table:style-name="ce1" office:value-type="string">
            <text:p>Swansea</text:p>
          </table:table-cell>
          <table:table-cell table:style-name="ce1" office:value-type="string">
            <text:p>Stoke</text:p>
          </table:table-cell>
          <table:table-cell table:style-name="ce1" office:value-type="string">
            <text:p>CrystalPalace</text:p>
          </table:table-cell>
          <table:table-cell table:style-name="ce1" office:value-type="string">
            <text:p>Everton</text:p>
          </table:table-cell>
          <table:table-cell table:style-name="ce1" office:value-type="string">
            <text:p>WestHam</text:p>
          </table:table-cell>
          <table:table-cell table:style-name="ce1" office:value-type="string">
            <text:p>WestBrom</text:p>
          </table:table-cell>
          <table:table-cell table:style-name="ce1" office:value-type="string">
            <text:p>Leicester</text:p>
          </table:table-cell>
          <table:table-cell table:style-name="ce1" office:value-type="string">
            <text:p>Newcastle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AstonVilla</text:p>
          </table:table-cell>
          <table:table-cell table:style-name="ce1" office:value-type="string">
            <text:p>Bournemouth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Norwich</text:p>
          </table:table-cell>
          <table:table-cell table:style-name="ce1" table:number-columns-repeated="1003"/>
        </table:table-row>
        <table:table-row table:style-name="ro2">
          <table:table-cell office:value-type="string">
            <text:p>2015-08-08 12:44: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2:44:59</text:p>
          </table:table-cell>
          <table:table-cell table:number-columns-repeated="20"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2:45:0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number-columns-repeated="15"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3:06:35</text:p>
          </table:table-cell>
          <table:table-cell table:number-columns-repeated="3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5"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08 15:00:00</text:p>
          </table:table-cell>
          <table:table-cell table:number-columns-repeated="3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5"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08 15:10:19</text:p>
          </table:table-cell>
          <table:table-cell table:number-columns-repeated="3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4"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08 15:13:00</text:p>
          </table:table-cell>
          <table:table-cell table:number-columns-repeated="3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8-08 15:17:46</text:p>
          </table:table-cell>
          <table:table-cell table:number-columns-repeated="3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4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8-08 15:24:28</text:p>
          </table:table-cell>
          <table:table-cell table:number-columns-repeated="3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4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8-08 15:38:03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08 16:05:21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08 16:16:44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6:22:13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08 16:24:29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08-08 16:27:07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08-08 16:28:02</text:p>
          </table:table-cell>
          <table:table-cell table:number-columns-repeated="3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4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08-08 16:30:25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08-08 16:37:54</text:p>
          </table:table-cell>
          <table:table-cell table:number-columns-repeated="3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4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08-08 16:40:56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08-08 16:49:59</text:p>
          </table:table-cell>
          <table:table-cell table:number-columns-repeated="3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7:30:00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7:52:09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7:58:18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7:59:48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8 18:41:2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9 13:30: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9 13:53:5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9 14:11:5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9 14:12:4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9 14:34:0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2015-08-09 14:41: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09 15:05:0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09 16:00:0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09 16:40:4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10 20:00:0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10 20:08: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5-08-10 20:23:3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0 21:13:3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4 19:45: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4 20:13: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5 12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5 13:06: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5 13:29:0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5 14:26: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08-15 15:00:0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08-15 15:08:4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08-15 15:18:2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08-15 15:25:3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15 15:26:3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15 15:36:5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5 15:37:2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15 15:46:2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5 16:07:5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5 16:12:2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08-15 16:14:4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8-15 16:34:0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8-15 16:38:3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8-15 16:45:3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3:30: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3:45:0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3:57:0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4:40:0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5:31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6:00: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6:37: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6 16:43: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7 20:00: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17 20:25: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22 12:45: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22 15:00: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22 15:10: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2 15:10:3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2 15:27: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5:47:0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05:3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10:3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22 16:18:4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22 16:23:4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27:0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32:5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37: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37:2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38:4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40:1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2 16:43: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3:30: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3:49: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3:59:0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4:04:5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4:11:4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4:44:5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6:00: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6:17: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3 16:46: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4 20:00: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8-29 12:45: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29 13:52: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8-29 15:00: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9 15:02: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9 15:07: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9 15:10: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9 15:23: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8-29 15:28: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8-29 15:40: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8-29 15:47:4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8-29 16:02: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8-29 16:07: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8-29 16:11: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8-29 16:19:3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9 16:33: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8-29 16:35:3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8-29 16:41: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08-29 16:50: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08-29 17:3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08-30 13:3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08-30 14:15:4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8-30 14:49: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8-30 14:52: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8-30 16:0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8-30 16:03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8-30 16:15:0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8-30 16:20: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9-12 12:45: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9-12 13:01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12 13:06: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12 13:20:0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12 14:23: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12 15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2 15:30: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2 15:34: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2 16:07:2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6:13: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6:22:3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6:36:3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6:40:0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6:47: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7:3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2 18:33: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8:54: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9:08:4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2 19:10: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3 13:30: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3 15:08: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3 15:38:5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3 16:00: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3 16:18: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3 16:26:3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3 16:36: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3 16:43:5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2015-09-14 20:00: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4 20:08: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4 21:02: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9 12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9 13:52:5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9 14:30: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9 15:00: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9 15:03: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03"/>
        </table:table-row>
        <table:table-row table:style-name="ro2">
          <table:table-cell office:value-type="string">
            <text:p>2015-09-19 15:08: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09-19 15:09: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19 15:12:0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19 15:19: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19 15:27: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19 15:38:5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9 16:06: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9 16:16:4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9 16:24: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9 17:30: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9 17:35:2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9 18:00:4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19 18:16: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0 13:30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0 14:52:2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0 15:12: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9-20 15:33: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9-20 16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0 16:02: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09-20 16:04:5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09-20 16:15: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0 16:23:0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0 16:40: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2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3:09: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3:29: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3:51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4:01:5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4:19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5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string">
            <text:p>2015-09-26 15:01:0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6 15:08: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2015-09-26 15:10: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2015-09-26 15:12: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2015-09-26 15:17: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2015-09-26 15:31:3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2015-09-26 15:32:5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9-26 15:32: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5:48: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6:04:0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6:10:3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6:12:5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6:13: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6:17:5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6 16:20: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6 16:21:3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6 16:25: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6 16:36: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6 16:38:3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9-26 16:39:3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9-26 16:40: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9-26 16:44: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9-26 16:46:4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9-26 16:47:4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1003"/>
        </table:table-row>
        <table:table-row table:style-name="ro2">
          <table:table-cell office:value-type="string">
            <text:p>2015-09-26 16:48: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6:48:4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7:3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8:11:3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8:44:5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9:03: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6 19:11: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7 16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7 16:26: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8 20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8 20:40: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8 21:08:3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8 21:09:5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09-28 21:29: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09-28 21:38: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10-03 12:45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10-03 14:09: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10-03 14:30: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2015-10-03 15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10-03 15:09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10-03 15:17: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10-03 15:21:4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2015-10-03 15:27: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5:27:5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5:41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5:44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5:45: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6:02:2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6:06: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6:07:5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6:09: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03 16:10: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03 16:16: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03 16:17: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03 16:19:4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03 16:23: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7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7:39: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03 18:13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8:46: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3 18:59: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3:3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4:10: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4:15: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5:05: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5:06:2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5:15: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5:19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5:26: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5:30: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6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04 16:20: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2:45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06: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10: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17: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20:2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21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21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21: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24:4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28: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03"/>
        </table:table-row>
        <table:table-row table:style-name="ro2">
          <table:table-cell office:value-type="string">
            <text:p>2015-10-17 15:33: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17 15:36:0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17 15:47:0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17 16:08: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6:09: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6:16: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6:24:3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6:43: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6:45: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6:49: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6:49:4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7:30: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8:47: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8:52: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7 18:59: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0-18 15:13: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8 15:19: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18 15:25: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8 15:32: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8 15:33: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8 16:00: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0-18 16:19: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8 16:21: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8 16:40: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9 20:00: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19 20:03: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5:00: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5:16: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5:42: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00:5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11: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13: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16:4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22: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23:3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34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6:41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7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8:05:3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8:07: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4 18:13: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3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3:47: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4:05:4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0-25 14:13: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0-25 14:21:3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4:22: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4:34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4:43: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5:0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0-25 15:18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5:25: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7:1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8:46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25 18:55: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2:48: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3:32: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3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4:16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4:24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5:29: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5:38:0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02: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04: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11: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18:4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22: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23:3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28: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31:2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38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38: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0-31 16:43:5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4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4:48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5:00: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5:18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5:37: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5:42: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5:47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5:50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6:03: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6:30: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6:35: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1 17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2 20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2 20:02: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2 20:45: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2 21:36: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2 21:50: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7 13:11: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3:45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5:29: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5:42: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6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6:06:4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6:08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6:19:5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6:23: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07 16:24: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7 16:29: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7 16:48: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7 18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07 18:39:0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8 14:3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8 16:20: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8 16:31: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8 16:41:2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8 17:00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8 17:31: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08 17:39: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2:55:4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3:45: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4:26: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4:29:5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09: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09:4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16: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25: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27:0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27: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27:3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34:4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38:1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39: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41:3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5:45:5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6:00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6:13: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6:16:5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1-21 16:18:5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1 16:38:2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1 17:36:5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1 17:52:2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1 18:01:4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1 18:13:0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1 18:3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1 19:06:2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2 16:22:2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2 16:32:5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2 17:00: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2 17:05:3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2 17:39:0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2 17:42: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3 20:00: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3 21:35:2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08: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09: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1-28 15:13:0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16: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16:3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19: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24: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35: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40: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5:40: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02: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06: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23: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26: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34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37: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39: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39: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41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43: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48: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49: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6:52: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7:53: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8:15: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8 18:3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3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4:21: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5:05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5:09:0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7:15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7:44: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7:57: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1-29 18:32: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2:51:0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2:59:3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3:45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04:4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14: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21: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29:5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32:5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38:0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43:3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5:44:5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6:0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6:18: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6:23:0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05 16:29: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05 16:47:3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6:49:0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8:3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5 19:06: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6 17:0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6 17:24: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6 17:48:3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7 20:0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7 21:30:3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07 21:35: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2:59:4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3:45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3:47:4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5:03:3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5:25: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5:37:3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6:0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6:44: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6:46: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7:31: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2 17:53: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8:30: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2 18:40: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4:30: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4:37: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5:07: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6:20:5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6:29: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6:38:2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7:0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7:27: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7:29: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3 17:49: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3 17:50:3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4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4 20:33:0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4 21:03:4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4 21:33:0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9 15:04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9 15:12:1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9 15:26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9 15:31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19 15:37:4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19 15:39:3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19 15:42: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19 15:45:5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19 16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9 16:04: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9 16:06: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9 16:07:0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9 16:09:2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6:21: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6:21:3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6:25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6:31:3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6:33:4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19 16:41:3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6:43:5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6:45:3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8:07:0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19 18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19 18:46: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0 14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0 14:32:0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0 14:44:5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0 16:12: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0 17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1 20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1 20:32:4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1 20:45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1 21:37:2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6 13:03:4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6 13:10:0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6 13:45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6 15:08: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11:5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16: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21: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25:5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31:5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41: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41:3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5:46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09: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10:4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14:0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18:4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19:3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19:5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6:35: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8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5-12-26 19:17:4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19:45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20:03: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20:54: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21:08: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6 21:31:3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5:15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5:16:4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5:21:3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5:23:3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5:40:4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5:44:2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6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6:20: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6:27:0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6:34:4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6:36: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5-12-28 16:41:2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6:43:5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6:47: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7:42:3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7:56:4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5-12-28 18:30: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5-12-28 18:47: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8:54: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8 19:04:3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29 19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30 19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5-12-30 20:45:2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2 12:54:1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2 13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2 13:59:1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2 15:29:0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2 16:00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02:3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14:5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18:0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25:4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27:1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28:0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30: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32:3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35:2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47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6:47: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8:30: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8:39:5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9:06:5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2 19:09:3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3 14:3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03 14:58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3 15:46:2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3 15:52:1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3 16:21: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3 16:45:1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03 17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2 19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2 19:53:5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2 20:01:4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2 20:22: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2 20:26:2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2 20:58:3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2 21:07: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2 21:07: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2 21:15:0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2 21:2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2 21:24:5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2 21:30:4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19:45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19:47:5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01:0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04:3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05:3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09:0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13:2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17:4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18:5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24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24: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48: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51: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0:54: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03: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06:0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11: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13:3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14:5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17:2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27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27:5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37:4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3 21:46: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3:24:5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3:26:2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3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4:00:5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4:08: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4:20:3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5:04:4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5:05: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5:09:0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5:14:3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5:21:3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5:34:0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5:40: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6:04:4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6:05:1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2016-01-16 16:09:5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11:0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19:0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20:4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23:2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26: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31: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38:4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45:4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6:53:3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7:57:5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8:3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6 19:00: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7 15:05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7 15:37: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7 17:1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8 20:0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18 20:26:3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3:02:5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3:13:0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3:25:3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23 13:45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3:53: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23 13:54:5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string">
            <text:p>2016-01-23 14:02:4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4:14: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4:32:0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4:34:2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5:12: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5:29: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5:41:5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5:45:3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00: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00:4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12: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17:3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20:5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25:3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38:2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41:4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41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6:49:0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7:30: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7:38: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8:3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8:40:2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3 19:05:0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2016-01-24 14:30: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1-24 14:46: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1-24 14:55:3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1-24 15:03:4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1-24 16:22:1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1-24 17:00: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19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19:46:3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00: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00:4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13: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14:3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22:3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26:3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33:0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57: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0:59:5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1:07: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1:11:4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1:13:0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1:24:3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1:24:4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1:29:3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2 21:52: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3 19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3 20:07: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3 21:27:3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3 21:33:4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2:47:2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3:45:0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3:50:3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4:02:0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4:29:4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5:10: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5:12:5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5:27: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06 15:31:3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5:41: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5:44: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00: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01:5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05:2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17:2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18:4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27:4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39:5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6:46:4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7:38:4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6 18:3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7 14:30: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7 14:52:0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7 14:53:3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7 17:00: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7 17:15: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07 17:45:5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2:47:2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2-13 13:23:2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3:45: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4:24: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2-13 15:08:3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2-13 15:13:4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2-13 15:15: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2-13 15:44:5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2-13 16:00: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6:08:4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6:09:5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6:11: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6:13:0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6:20:3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6:24: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6:29: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6:32: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6:39: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7:34:0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7:38: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7:46: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8:30: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13 18:44:4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9:09: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3 19:15:3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3:00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3:44: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4:20: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4:26:4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4:29: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4:51: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5:05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5:19: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5:23:3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5:26:0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5:32: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7:15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8:23:0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8:43:4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14 18:52:4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3:14: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3:45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5:41:5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6:00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6:05:4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6:10: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6:30:0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6:33:2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6:43: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2-27 16:44:5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7:41:2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7:49:3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8:00:0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8:30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8:37:5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7 19:09:3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4:23:2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4:33:1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4:36:0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4:44:3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5:05: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5:25:4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5:30:2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5:30:5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2-28 15:38: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19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01 19:45:3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19:49:4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19:55:5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20:14:0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20:14:5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20:15: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20:20: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20:30:0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20:30:5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1 20:51:2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1 20:59:0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1 21:01:3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1 21:07:3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1 21:10:0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01 21:18:5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01 21:20: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01 21:31:0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2 19:45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19:51:4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19:59: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20:00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20:16: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20:33: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20:40: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21:12: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21:14:2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2 21:20: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2 21:37:5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3:23:0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3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3:59: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4:01: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4:15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5:12:5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5:27: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5:38:4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03:3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05:2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12:0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15:2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18: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5 16:21:4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3-05 16:25: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34:0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36:0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37: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39: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41:0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46: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47:2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6:47:4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8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5 18:40:3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6 14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6 15:32:5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6 15:56: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6 16:20: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6 17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06 17:21:3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3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5:10: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5:29: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5:36: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5:38:2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6:04:4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6:06:0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6:17: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2 16:32:5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3 16:44:5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3 17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3 17:02: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4 20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4 20:24:0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2:51: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3:26: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3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5:16: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5:17:4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5:33: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5:47: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19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19 16:06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19 16:06: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19 16:18: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19 16:40:3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19 16:46: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19 18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19 18:38: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4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4:46:4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4:51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5:13: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20 15:50: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20 16:00:4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3-20 16:08:3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6:09:4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6:12: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6:15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6:15: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7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3-20 17:07: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2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3:10: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3:32: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3:48:0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4:00:2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00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03:5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06: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11:0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12: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14: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17:2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18:0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37:0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40:2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5:46:5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03:0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08:5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23:5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27:4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29:5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30:4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35: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42:4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44:4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47: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6:48:5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7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8:35:3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2 18:47: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3 13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3 14:07: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3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3 16:08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2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3:02: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3:19:2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3:28: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3:31: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3:52:3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4:11: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5:00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5:03: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5:24: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5:37:2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5:45:2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5:46: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5:47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6:10:3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6:20: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6:23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6:29:5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6:40:3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7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7:35: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7:48: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09 18:51: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3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4:52:3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5:07:3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5:21: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5:21:5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5:31:5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6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6:05: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6:2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6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7:54: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7:58:3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0 18:00:0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3 20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2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3:25: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3:54: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4:32:4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5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5:26:4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5:31: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5:4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6:25: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6:33: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6:37:5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6:45: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7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8:02: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8:39:3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6 19:05: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3:30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3:47:5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4:10: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4:16:5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5:08: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5:10:4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5:19:4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5:19:5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5:45: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6:00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7 16:36: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8 20:00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8 20:08: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8 21:21:5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8 21:25:4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8 21:36: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9 19:45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9 19:58: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19 20:15: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19:45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19:55:2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0:00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0:03:5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0:29: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0:42: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0:46:5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0:53: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1:03:5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1:09:4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1:17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0 21:32:4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1 19:45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1 19:50:2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1 20:22: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2:4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3:19:0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3:27:2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4:04:4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4:15: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00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01:0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04:5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14:4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29: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33:4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35: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38: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5:45: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6:04:4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6:22:2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6:25:4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6:26: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6:39: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6:46: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3 16:48: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string">
            <text:p>2016-04-24 14:05: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4 16:15: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4 16:24:4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4 16:44: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4 17:29: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4 17:54: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5 20:00: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5 20:32: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25 21:27:4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5:00: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5:06:4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5:08:3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5:27: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5:33:5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5:46: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5:46:5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6:03:3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6:04: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2016-04-30 16:14: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4-30 16:18: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4-30 16:35: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4-30 16:46: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4-30 16:48: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4-30 16:49: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4-30 17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4-30 18:45:4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2:0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2:19:5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2:32: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3:19: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3:21:3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4:05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4:12: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4:21: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6:30: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6:54: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6:57:5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7:13:3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7:42:5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7:54: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1 18:04: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2 20:00: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2 20:34: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2 20:43: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2 21:15: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2016-05-02 21:40: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03"/>
        </table:table-row>
      </table:table>
      <table:database-ranges>
        <table:database-range table:name="__Anonymous_Sheet_DB__1" table:target-range-address="Sheet1.A1:Sheet1.U11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4/05/2016</text:date>, <text:time>13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3:04:14.53</dc:date>
    <dc:creator>t skinner</dc:creator>
    <meta:document-statistic meta:table-count="1" meta:cell-count="23772" meta:object-count="0"/>
    <meta:generator>OpenOffice/4.1.2$Win32 OpenOffice.org_project/412m3$Build-9782</meta:generator>
  </office:meta>
</office:document-meta>
</file>